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2400C4FB45E.jpg" manifest:media-type="image/jpeg"/>
  <manifest:file-entry manifest:full-path="Pictures/100000000000089B00000674E14F4073.jpg" manifest:media-type="image/jpeg"/>
  <manifest:file-entry manifest:full-path="Pictures/1000000000000258000001C2B5C03D58.jpg" manifest:media-type="image/jpeg"/>
  <manifest:file-entry manifest:full-path="Pictures/1000000000000258000001C283013CE6.jpg" manifest:media-type="image/jpeg"/>
  <manifest:file-entry manifest:full-path="Pictures/10000000000003F00000027692138DD8.png" manifest:media-type="image/png"/>
  <manifest:file-entry manifest:full-path="Pictures/1000000000000245000001D061BE232C.png" manifest:media-type="image/png"/>
  <manifest:file-entry manifest:full-path="Pictures/10000000000003C0000002D043750B49.jpg" manifest:media-type="image/jpeg"/>
  <manifest:file-entry manifest:full-path="Pictures/100000000000005700000057198D7275.png" manifest:media-type="image/png"/>
  <manifest:file-entry manifest:full-path="Pictures/100002010000068A000003AAD5AF7373.png" manifest:media-type="image/png"/>
  <manifest:file-entry manifest:full-path="Pictures/1000000000000257000001BADAF4D362.jpg" manifest:media-type="image/jpeg"/>
  <manifest:file-entry manifest:full-path="Pictures/1000000000000400000002D5C124C534.jpg" manifest:media-type="image/jpeg"/>
  <manifest:file-entry manifest:full-path="Pictures/10000000000004A10000038EBC5D39B8.png" manifest:media-type="image/png"/>
  <manifest:file-entry manifest:full-path="Pictures/1000000000000898000006720582401D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Vide" presentation:presentation-page-layout-name="AL1T0">
        <draw:frame draw:name="Picture 2" draw:style-name="gr1" draw:text-style-name="P1" draw:layer="layout" svg:width="25.399cm" svg:height="19.049cm" svg:x="0cm" svg:y="0cm">
          <draw:image xlink:href="Pictures/1000000000000898000006720582401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frame draw:name="Picture 2" draw:style-name="gr1" draw:text-style-name="P1" draw:layer="layout" svg:width="27.092cm" svg:height="19.181cm" svg:x="-1.062cm" svg:y="-0.039cm">
          <draw:image xlink:href="Pictures/1000000000000400000002D5C124C534.jpg" xlink:type="simple" xlink:show="embed" xlink:actuate="onLoad">
            <text:p/>
          </draw:image>
        </draw:frame>
        <draw:custom-shape draw:name="AutoShape 2" draw:style-name="gr3" draw:text-style-name="P2" draw:layer="layout" svg:width="3.994cm" svg:height="3.994cm" svg:x="0.432cm" svg:y="-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1.002cm" svg:height="1.004cm" svg:x="23.701cm" svg:y="0.523cm">
          <draw:image xlink:href="Pictures/100000000000005700000057198D72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frame draw:style-name="gr4" draw:text-style-name="P3" draw:layer="layout" svg:width="25.399cm" svg:height="19.049cm" svg:x="-0.009cm" svg:y="-0.02cm">
          <draw:image xlink:href="Pictures/10000000000003C0000002D043750B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frame draw:style-name="gr4" draw:text-style-name="P3" draw:layer="layout" svg:width="22.293cm" svg:height="17.029cm" svg:x="1.8cm" svg:y="1.2cm">
          <draw:image xlink:href="Pictures/10000000000004A10000038EBC5D39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frame draw:name="Picture 2" draw:style-name="gr1" draw:text-style-name="P1" draw:layer="layout" svg:width="21.038cm" svg:height="16.801cm" svg:x="2.207cm" svg:y="1.724cm">
          <draw:image xlink:href="Pictures/1000000000000245000001D061BE232C.png" xlink:type="simple" xlink:show="embed" xlink:actuate="onLoad">
            <text:p/>
          </draw:image>
        </draw:frame>
        <draw:frame draw:name="Picture 5" draw:style-name="gr1" draw:text-style-name="P1" draw:layer="layout" svg:width="1.002cm" svg:height="1.004cm" svg:x="23.701cm" svg:y="0.523cm">
          <draw:image xlink:href="Pictures/100000000000005700000057198D72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frame draw:name="Picture 2" draw:style-name="gr1" draw:text-style-name="P1" draw:layer="layout" svg:width="8.235cm" svg:height="6.072cm" svg:x="8.5cm" svg:y="6.084cm">
          <draw:image xlink:href="Pictures/1000000000000257000001BADAF4D362.jpg" xlink:type="simple" xlink:show="embed" xlink:actuate="onLoad">
            <text:p/>
          </draw:image>
        </draw:frame>
        <draw:frame draw:name="Picture 4" draw:style-name="gr1" draw:text-style-name="P1" draw:layer="layout" svg:width="8.054cm" svg:height="6.04cm" svg:x="16.7cm" svg:y="6.084cm">
          <draw:image xlink:href="Pictures/1000000000000258000001C283013CE6.jpg" xlink:type="simple" xlink:show="embed" xlink:actuate="onLoad">
            <text:p/>
          </draw:image>
        </draw:frame>
        <draw:frame draw:name="Picture 8" draw:style-name="gr1" draw:text-style-name="P1" draw:layer="layout" svg:width="7.989cm" svg:height="5.991cm" svg:x="0.51cm" svg:y="6.125cm">
          <draw:image xlink:href="Pictures/1000000000000258000001C2B5C03D58.jpg" xlink:type="simple" xlink:show="embed" xlink:actuate="onLoad">
            <text:p/>
          </draw:image>
        </draw:frame>
        <draw:frame draw:name="Picture 5" draw:style-name="gr1" draw:text-style-name="P1" draw:layer="layout" svg:width="1.002cm" svg:height="1.004cm" svg:x="23.701cm" svg:y="0.523cm">
          <draw:image xlink:href="Pictures/100000000000005700000057198D72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frame draw:name="Picture 5" draw:style-name="gr1" draw:text-style-name="P1" draw:layer="layout" svg:width="1.002cm" svg:height="1.004cm" svg:x="23.701cm" svg:y="0.523cm">
          <draw:image xlink:href="Pictures/100000000000005700000057198D7275.png" xlink:type="simple" xlink:show="embed" xlink:actuate="onLoad">
            <text:p/>
          </draw:image>
        </draw:frame>
        <draw:frame draw:style-name="gr5" draw:text-style-name="P3" draw:layer="layout" svg:width="25.399cm" svg:height="15.874cm" svg:x="1.6cm" svg:y="1.926cm">
          <draw:image xlink:href="Pictures/10000000000003F00000027692138D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frame draw:name="Image 3" draw:style-name="gr1" draw:text-style-name="P1" draw:layer="layout" svg:width="25.399cm" svg:height="14.231cm" svg:x="0cm" svg:y="2.409cm">
          <draw:image xlink:href="Pictures/100002010000068A000003AAD5AF7373.png" xlink:type="simple" xlink:show="embed" xlink:actuate="onLoad">
            <text:p/>
          </draw:image>
        </draw:frame>
        <draw:frame draw:name="Picture 5" draw:style-name="gr1" draw:text-style-name="P1" draw:layer="layout" svg:width="1.002cm" svg:height="1.004cm" svg:x="23.701cm" svg:y="0.523cm">
          <draw:image xlink:href="Pictures/100000000000005700000057198D72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frame draw:name="Picture 3" draw:style-name="gr1" draw:text-style-name="P1" draw:layer="layout" svg:width="25.399cm" svg:height="19.049cm" draw:transform="rotate (-3.14159265358979) translate (25.4cm 19.05cm)">
          <draw:image xlink:href="Pictures/100000000000089B00000674E14F4073.jpg" xlink:type="simple" xlink:show="embed" xlink:actuate="onLoad">
            <text:p/>
          </draw:image>
        </draw:frame>
        <draw:frame draw:name="Picture 5" draw:style-name="gr1" draw:text-style-name="P1" draw:layer="layout" svg:width="1.002cm" svg:height="1.004cm" svg:x="23.701cm" svg:y="0.523cm">
          <draw:image xlink:href="Pictures/100000000000005700000057198D72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frame draw:name="Picture 2" draw:style-name="gr1" draw:text-style-name="P1" draw:layer="layout" svg:width="27.092cm" svg:height="15.239cm" svg:x="-0.501cm" svg:y="2.124cm">
          <draw:image xlink:href="Pictures/1000000000000400000002400C4FB45E.jpg" xlink:type="simple" xlink:show="embed" xlink:actuate="onLoad">
            <text:p/>
          </draw:image>
        </draw:frame>
        <draw:frame draw:name="Picture 5" draw:style-name="gr1" draw:text-style-name="P1" draw:layer="layout" svg:width="1.002cm" svg:height="1.004cm" svg:x="23.701cm" svg:y="0.523cm">
          <draw:image xlink:href="Pictures/100000000000005700000057198D72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Vide" style:page-layout-name="PM1" draw:style-name="Mdp1">
      <draw:frame draw:name="Espace réservé de la date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10-21">21/10/2015</text:date></text:span></text:p>
        </draw:text-box>
      </draw:frame>
      <draw:frame draw:name="Espace réservé du pied de page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ISRAEL Sylvia</meta:initial-creator>
    <meta:editing-cycles>12</meta:editing-cycles>
    <meta:creation-date>2015-10-16T10:48:04</meta:creation-date>
    <dc:date>2015-10-21T17:06:57.684000000</dc:date>
    <meta:editing-duration>PT15M52S</meta:editing-duration>
    <meta:generator>LibreOffice/4.3.7.2.0$Windows_x86 LibreOffice_project/48a90ee55c9f053c937b3e8638cc753652d70536</meta:generator>
    <meta:document-statistic meta:object-count="61"/>
    <meta:user-defined meta:name="AppVersion">14.0000</meta:user-defined>
    <meta:user-defined meta:name="Company">MINEF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